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f98" officeooo:paragraph-rsid="001ca0e4"/>
    </style:style>
    <style:style style:name="P2" style:family="paragraph" style:parent-style-name="Standard">
      <style:text-properties officeooo:rsid="001ca0e4" officeooo:paragraph-rsid="001ca0e4"/>
    </style:style>
    <style:style style:name="P3" style:family="paragraph" style:parent-style-name="Standard">
      <style:text-properties officeooo:rsid="001d5472" officeooo:paragraph-rsid="001d5472"/>
    </style:style>
    <style:style style:name="P4" style:family="paragraph" style:parent-style-name="Standard">
      <style:text-properties officeooo:rsid="001ed1bb" officeooo:paragraph-rsid="001ed1bb"/>
    </style:style>
    <style:style style:name="P5" style:family="paragraph" style:parent-style-name="Standard">
      <style:text-properties style:text-underline-style="none" officeooo:rsid="001ed1bb" officeooo:paragraph-rsid="001ed1bb"/>
    </style:style>
    <style:style style:name="P6" style:family="paragraph" style:parent-style-name="Standard">
      <style:text-properties style:text-underline-style="none" officeooo:rsid="001fb15e" officeooo:paragraph-rsid="001fb15e"/>
    </style:style>
    <style:style style:name="P7" style:family="paragraph" style:parent-style-name="Standard">
      <style:text-properties style:text-underline-style="none" officeooo:rsid="002001ca" officeooo:paragraph-rsid="002001ca"/>
    </style:style>
    <style:style style:name="P8" style:family="paragraph" style:parent-style-name="Standard">
      <style:text-properties style:text-underline-style="none" officeooo:rsid="00218e4f" officeooo:paragraph-rsid="00218e4f"/>
    </style:style>
    <style:style style:name="P9" style:family="paragraph" style:parent-style-name="Standard">
      <style:text-properties style:text-underline-style="none" officeooo:rsid="00222b48" officeooo:paragraph-rsid="00222b48"/>
    </style:style>
    <style:style style:name="P10" style:family="paragraph" style:parent-style-name="Standard">
      <style:text-properties style:text-underline-style="none" officeooo:rsid="0023cb2a" officeooo:paragraph-rsid="0023cb2a"/>
    </style:style>
    <style:style style:name="P11" style:family="paragraph" style:parent-style-name="Standard">
      <style:text-properties style:text-underline-style="none" officeooo:rsid="0023ee18" officeooo:paragraph-rsid="0023ee18"/>
    </style:style>
    <style:style style:name="P12" style:family="paragraph" style:parent-style-name="Standard">
      <style:text-properties style:text-underline-style="none" officeooo:rsid="0025265f" officeooo:paragraph-rsid="0025265f"/>
    </style:style>
    <style:style style:name="P13" style:family="paragraph" style:parent-style-name="Standard">
      <style:text-properties style:text-underline-style="none" officeooo:rsid="0026f2ab" officeooo:paragraph-rsid="0026f2ab"/>
    </style:style>
    <style:style style:name="P14" style:family="paragraph" style:parent-style-name="Standard">
      <style:text-properties style:text-underline-style="none" officeooo:rsid="00279152" officeooo:paragraph-rsid="00279152"/>
    </style:style>
    <style:style style:name="P15" style:family="paragraph" style:parent-style-name="Standard">
      <style:text-properties style:text-underline-style="solid" style:text-underline-width="auto" style:text-underline-color="font-color" officeooo:rsid="001fb15e" officeooo:paragraph-rsid="001fb15e"/>
    </style:style>
    <style:style style:name="P16" style:family="paragraph" style:parent-style-name="Standard">
      <style:text-properties officeooo:paragraph-rsid="0023ee18"/>
    </style:style>
    <style:style style:name="P17" style:family="paragraph" style:parent-style-name="Standard">
      <style:text-properties officeooo:paragraph-rsid="00279152"/>
    </style:style>
    <style:style style:name="P18" style:family="paragraph" style:parent-style-name="Standard">
      <style:text-properties officeooo:rsid="00292d5b" officeooo:paragraph-rsid="00292d5b"/>
    </style:style>
    <style:style style:name="P19" style:family="paragraph" style:parent-style-name="Standard">
      <style:text-properties officeooo:rsid="002af010" officeooo:paragraph-rsid="002af010"/>
    </style:style>
    <style:style style:name="T1" style:family="text">
      <style:text-properties officeooo:rsid="000d61ea"/>
    </style:style>
    <style:style style:name="T2" style:family="text">
      <style:text-properties officeooo:rsid="000d5f9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b15e"/>
    </style:style>
    <style:style style:name="T5" style:family="text">
      <style:text-properties officeooo:rsid="001ed1bb"/>
    </style:style>
    <style:style style:name="T6" style:family="text">
      <style:text-properties officeooo:rsid="001fb15e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3cb2a"/>
    </style:style>
    <style:style style:name="T9" style:family="text">
      <style:text-properties style:text-underline-style="none" officeooo:rsid="00279152"/>
    </style:style>
    <style:style style:name="T10" style:family="text">
      <style:text-properties officeooo:rsid="0026f2ab"/>
    </style:style>
    <style:style style:name="T11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e MA et Renaissance : le gothique international</text:p>
      <text:p text:style-name="P1"><text:tab/><text:span text:style-name="T1">expo, </text:span>oeuvre de Simoné Martini</text:p>
      <text:p text:style-name="P1"><text:tab/>description oeuvre pictorale</text:p>
      <text:p text:style-name="P1"/>
      <text:p text:style-name="P1"/>
      <text:p text:style-name="P2">oral</text:p>
      <text:p text:style-name="P2"><text:tab/><text:span text:style-name="T2">oeuvre de Simoné Martini</text:span></text:p>
      <text:p text:style-name="P2"/>
      <text:p text:style-name="P3">Simone Martini (1284-1344)</text:p>
      <text:p text:style-name="P3">nès à Sienne / meurt à Avignon</text:p>
      <text:p text:style-name="P3">tempera sur bois</text:p>
      <text:p text:style-name="P3">élève de Duccio</text:p>
      <text:p text:style-name="P3">art de cours (influencé par fr)</text:p>
      <text:p text:style-name="P3"/>
      <text:p text:style-name="P3">fresque pour palais communale de Sienne</text:p>
      <text:p text:style-name="P3">envoyé en fr</text:p>
      <text:p text:style-name="P3">peintre à cours benoit XII</text:p>
      <text:p text:style-name="P3"/>
      <text:p text:style-name="P3">premier portraitiste du MA</text:p>
      <text:p text:style-name="P3"/>
      <text:p text:style-name="P3"/>
      <text:p text:style-name="P3">1 : <text:span text:style-name="T3">Madone et enfant</text:span></text:p>
      <text:p text:style-name="P3">vers 1308, 1310</text:p>
      <text:p text:style-name="P3">tempera sur bois</text:p>
      <text:p text:style-name="P3">Sienne, Pinacothèque Nationale (N° 583)</text:p>
      <text:p text:style-name="P3"><text:span text:style-name="T5">Simone Martini</text:span></text:p>
      <text:p text:style-name="P3"/>
      <text:p text:style-name="P3">perso nimbé</text:p>
      <text:p text:style-name="P3">ico religieuse </text:p>
      <text:p text:style-name="P3"/>
      <text:p text:style-name="P4">2. <text:span text:style-name="T3">Vierge à l'enfant</text:span></text:p>
      <text:p text:style-name="P5">1300</text:p>
      <text:p text:style-name="P5">tempera sur bois</text:p>
      <text:p text:style-name="P5">Duccio</text:p>
      <text:p text:style-name="P5"/>
      <text:p text:style-name="P5">3. <text:span text:style-name="T3">Maesta</text:span></text:p>
      <text:p text:style-name="P5">1315</text:p>
      <text:p text:style-name="P5">fresquesSienne</text:p>
      <text:p text:style-name="P5">grande dimensions (763x970cm)</text:p>
      <text:p text:style-name="P5">(dans _)</text:p>
      <text:p text:style-name="P5">Premier oeuvre signé de l'artiste</text:p>
      <text:p text:style-name="P5"/>
      <text:p text:style-name="P5">perspective/spatialité (comparison avec Maesta du maitre Duccio)</text:p>
      <text:p text:style-name="P5"/>
      <text:p text:style-name="P5">composition typique religion pyramidale (patrons puis anges puis vierge)</text:p>
      <text:p text:style-name="P5"/>
      <text:p text:style-name="P5">cara gothique français</text:p>
      <text:p text:style-name="P5">incrustations dans auréoles saints/broches pour drapé vêtements</text:p>
      <text:p text:style-name="P5">papier tenu par Christ == vrai papier</text:p>
      <text:p text:style-name="P5"/>
      <text:p text:style-name="P5">couleur/distinction Marie moins grande qe oeuvre Duccio : devoir d'appliquer justice celeste pour gouverner</text:p>
      <text:p text:style-name="P5"><text:soft-page-break/>4..<text:span text:style-name="T3">L'</text:span><text:span text:style-name="T4">A</text:span><text:span text:style-name="T3">nnociation et deux Saints</text:span></text:p>
      <text:p text:style-name="P5">1333</text:p>
      <text:p text:style-name="P5">Tempera sur bois</text:p>
      <text:p text:style-name="P5">Simone M<text:span text:style-name="T6">a</text:span>rtini</text:p>
      <text:p text:style-name="P5"/>
      <text:p text:style-name="P6">inspiration maitre/style diff</text:p>
      <text:p text:style-name="P6">vierge assise+tient livre (bonne religieuse pour enfanter JC)</text:p>
      <text:p text:style-name="P6">lys qui represente arrivé printemps</text:p>
      <text:p text:style-name="P6"/>
      <text:p text:style-name="P6">composition similaire (position perso et plante)</text:p>
      <text:p text:style-name="P6">cadre archi</text:p>
      <text:p text:style-name="P6"/>
      <text:p text:style-name="P6">Simone = inscription avec premiers mots Annociation qui sortent bouche ange</text:p>
      <text:p text:style-name="P6"/>
      <text:p text:style-name="P6">Lamaturitédel'artiste</text:p>
      <text:p text:style-name="P6"/>
      <text:p text:style-name="P6">5.Vue chapelle de Saint Martin</text:p>
      <text:p text:style-name="P6">1320</text:p>
      <text:p text:style-name="P15">Adoubement de Saint Martin</text:p>
      <text:p text:style-name="P6">insistance manière aritocratique</text:p>
      <text:p text:style-name="P6">chevalerie des commanditaire mis à l'honneur</text:p>
      <text:p text:style-name="P6"/>
      <text:p text:style-name="P6">6<text:span text:style-name="T3">.Le miracle de l'enfant réssucité</text:span></text:p>
      <text:p text:style-name="P6">déplace légende à Sienne</text:p>
      <text:p text:style-name="P6">modernise scène (plus seulement paiens)</text:p>
      <text:p text:style-name="P6"/>
      <text:p text:style-name="P6">7.<text:span text:style-name="T3">L'enterrement de Saint Martin</text:span></text:p>
      <text:p text:style-name="P6"><text:span text:style-name="T7"/></text:p>
      <text:p text:style-name="P6">comparaison même cycle par Giotto (similaire dans position registres/panneaux)</text:p>
      <text:p text:style-name="P6"/>
      <text:p text:style-name="P6">8.<text:span text:style-name="T3">.Retable de Saint Louis de Toulouse</text:span></text:p>
      <text:p text:style-name="P6">vers 1317</text:p>
      <text:p text:style-name="P6">tempera sur bois</text:p>
      <text:p text:style-name="P6">Simone Martini</text:p>
      <text:p text:style-name="P6"/>
      <text:p text:style-name="P6">reflète art de cours fait au moment d'une canonisation</text:p>
      <text:p text:style-name="P6">légitimisation pouvoir Robert? sur royaume de Naple (attributs allegance du ppl)</text:p>
      <text:p text:style-name="P6"/>
      <text:p text:style-name="P7">5scène cycle vie LouisDanjout? On ne montre pas sa pauvreté mais ces exploits et miracles</text:p>
      <text:p text:style-name="P8">ombres arhi = espace/spatialisation</text:p>
      <text:p text:style-name="P7"/>
      <text:p text:style-name="P7">technique incrustation (pierre précieuse pour broche qui tient coiffe episcopale)</text:p>
      <text:p text:style-name="P7">saint en majesté dans compo triangulaire/pyramidale</text:p>
      <text:p text:style-name="P7"/>
      <text:p text:style-name="P7"/>
      <text:p text:style-name="P8">9.<text:span text:style-name="T3">Portrait équestre de Guidoriccio da Fogliano</text:span></text:p>
      <text:p text:style-name="P8">1328-1330</text:p>
      <text:p text:style-name="P8">fresquesSiennePalazzoPubblico</text:p>
      <text:p text:style-name="P8"/>
      <text:p text:style-name="P8">soldat et position de force (vainceur/conqête réussi?)</text:p>
      <text:p text:style-name="P8"/>
      <text:p text:style-name="P8"/>
      <text:p text:style-name="P8"><text:soft-page-break/>Avignon (capitale gothique de son époque)</text:p>
      <text:p text:style-name="P8"><text:tab/>amitié Petrarque (poète)</text:p>
      <text:p text:style-name="P8"/>
      <text:p text:style-name="P8">travaille pour cours papale</text:p>
      <text:p text:style-name="P8"/>
      <text:p text:style-name="P8">synopie = Dessin prépa en rouge</text:p>
      <text:p text:style-name="P8"/>
      <text:p text:style-name="P8">10. <text:span text:style-name="T3">Le Sauveur bénissant</text:span></text:p>
      <text:p text:style-name="P8">1341</text:p>
      <text:p text:style-name="P8">synope</text:p>
      <text:p text:style-name="P8"/>
      <text:p text:style-name="P8">puis</text:p>
      <text:p text:style-name="P8"/>
      <text:p text:style-name="P8">1341</text:p>
      <text:p text:style-name="P8">troisieme synope sur tympan Cathédrale des Domes</text:p>
      <text:p text:style-name="P8"/>
      <text:p text:style-name="P8"/>
      <text:p text:style-name="P8">11.<text:span text:style-name="T3">Manuscrit <text:s/>enluminé</text:span></text:p>
      <text:p text:style-name="P8">page titre vers 1336</text:p>
      <text:p text:style-name="P8">+</text:p>
      <text:p text:style-name="P8">page titre du "Virgile" de Pétrarque vers 1336</text:p>
      <text:p text:style-name="P8"/>
      <text:p text:style-name="P8">affranchissement codes enluminre : plus naturaliste moins symboliqe dans les proprotions et les détails</text:p>
      <text:p text:style-name="P9">annonce révolution humaniste</text:p>
      <text:p text:style-name="P9"/>
      <text:p text:style-name="P9"/>
      <text:p text:style-name="P9">Simone Martini considéré comme grand peintre d'après d'après les Siennois</text:p>
      <text:p text:style-name="P9"/>
      <text:p text:style-name="P9"/>
      <text:p text:style-name="P9">/////////////////////////////////////////////////////</text:p>
      <text:p text:style-name="P9"/>
      <text:p text:style-name="P9"/>
      <text:p text:style-name="P9"/>
      <text:p text:style-name="P10">Gentile da Fabriano, Adoration des mages</text:p>
      <text:p text:style-name="P10"><text:a xlink:type="simple" xlink:href="https://wikimonde.com/article/L%27Adoration_des_mages_%28Gentile_da_Fabriano%29" text:style-name="Internet_20_link" text:visited-style-name="Visited_20_Internet_20_Link">https://wikimonde.com/article/L%27Adoration_des_mages_%28Gentile_da_Fabriano%29</text:a></text:p>
      <text:p text:style-name="P10"/>
      <text:p text:style-name="P10">signé daté en bas du cadre</text:p>
      <text:p text:style-name="P16"><text:span text:style-name="T8">commanditaire : banquier </text:span><text:a xlink:type="simple" xlink:href="https://wikimonde.com/article/Palla_Strozzi" text:style-name="Internet_20_link" text:visited-style-name="Visited_20_Internet_20_Link">Palla Strozzi</text:a> <text:span text:style-name="T8">(150 florins)</text:span></text:p>
      <text:p text:style-name="P10">3 ans de travail</text:p>
      <text:p text:style-name="P10"/>
      <text:p text:style-name="P10">destiné à chapelle consacré 1423 église sainte trinité </text:p>
      <text:p text:style-name="P10"/>
      <text:p text:style-name="P10">compartiment inférieur : Déposition de croix</text:p>
      <text:p text:style-name="P10"/>
      <text:p text:style-name="P11">chef d'oeuvre de l'artiste (niveau de perfection surprends par variété ppl/animaux dans cortège)</text:p>
      <text:p text:style-name="P12">emplois de bcp d'or/<text:span text:style-name="T10">richesse des matériaux</text:span></text:p>
      <text:p text:style-name="P12"/>
      <text:p text:style-name="P13">rajout de reliefsen pastille dorés (sur couronnes/épées..)</text:p>
      <text:p text:style-name="P13"/>
      <text:p text:style-name="P13"/>
      <text:p text:style-name="P13"/>
      <text:p text:style-name="P14"><text:soft-page-break/><text:a xlink:type="simple" xlink:href="https://wikimonde.com/article/Gentile_da_Fabriano" text:style-name="Internet_20_link" text:visited-style-name="Visited_20_Internet_20_Link">https://wikimonde.com/article/Gentile_da_Fabriano</text:a></text:p>
      <text:p text:style-name="P14"/>
      <text:p text:style-name="P14">vie artiste</text:p>
      <text:p text:style-name="P14"><text:tab/>fils d'un marchant</text:p>
      <text:p text:style-name="P14"><text:tab/>formation art lombardie</text:p>
      <text:p text:style-name="P17"><text:span text:style-name="T9">débute avec chef d'oeuvre </text:span><text:span text:style-name="T11">Polyptyque de Valleromita</text:span> </text:p>
      <text:p text:style-name="P18">à venise fresque dans palais ducal auj perdues</text:p>
      <text:p text:style-name="P18"/>
      <text:p text:style-name="P19">1422 s'inscrit à _ artistes Florence</text:p>
      <text:p text:style-name="P19">1425 à Sienne où il exexcute frresque aux doves</text:p>
      <text:p text:style-name="P19"/>
      <text:p text:style-name="P19">ooeuvres : sentiment de grâce et d'harmonie</text:p>
      <text:p text:style-name="P19"><text:tab/>symbole peinture décorative d'esprit court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8M2S</meta:editing-duration>
    <meta:editing-cycles>13</meta:editing-cycles>
    <meta:generator>LibreOffice/5.3.6.1$Windows_x86 LibreOffice_project/686f202eff87ef707079aeb7f485847613344eb7</meta:generator>
    <dc:date>2018-01-22T15:30:47.838000000</dc:date>
    <meta:document-statistic meta:table-count="0" meta:image-count="0" meta:object-count="0" meta:page-count="4" meta:paragraph-count="110" meta:word-count="520" meta:character-count="3731" meta:non-whitespace-character-count="3310"/>
    <meta:user-defined meta:name="Info 1"/>
    <meta:user-defined meta:name="Info 2"/>
    <meta:user-defined meta:name="Info 3"/>
    <meta:user-defined meta:name="Info 4"/>
  </office:meta>
</office:document-meta>
</file>